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13.1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カテゴリ</text:p>
          </table:table-cell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概要／実装ポイント</text:p>
          </table:table-cell>
          <table:table-cell table:style-name="ce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ateDisplayBar</text:p>
          </table:table-cell>
          <table:table-cell office:value-type="string" calcext:value-type="string">
            <text:p>スタート画面上または下部に「現在のELF/JPYレート」を常時表示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ExchangePopup</text:p>
          </table:table-cell>
          <table:table-cell office:value-type="string" calcext:value-type="string">
            <text:p>粉振り分け画面で換金ミニ窓を表示（全部換金／選択換金／あとで）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play</text:p>
          </table:table-cell>
          <table:table-cell office:value-type="string" calcext:value-type="string">
            <text:p>CardGameSpeed</text:p>
          </table:table-cell>
          <table:table-cell office:value-type="string" calcext:value-type="string">
            <text:p>神経衰弱：カード12枚固定・Flipアニメ0.25s・マスターで全反転1秒プレビュー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play</text:p>
          </table:table-cell>
          <table:table-cell office:value-type="string" calcext:value-type="string">
            <text:p>PowderCatchSpeed</text:p>
          </table:table-cell>
          <table:table-cell office:value-type="string" calcext:value-type="string">
            <text:p>粉キャッチ：高速＆短距離・Wave最大3・10秒内で完結（豪速球キャッチ感）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play</text:p>
          </table:table-cell>
          <table:table-cell office:value-type="string" calcext:value-type="string">
            <text:p>DrawSkipButton</text:p>
          </table:table-cell>
          <table:table-cell office:value-type="string" calcext:value-type="string">
            <text:p>成長ガチャに抽選スキップボタン（演出1.5s→即結果）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ItemStackUI</text:p>
          </table:table-cell>
          <table:table-cell office:value-type="string" calcext:value-type="string">
            <text:p>インベントリをアイコン＋スタック数で表示・長押しで換金/詳細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LFUsage</text:p>
          </table:table-cell>
          <table:table-cell office:value-type="string" calcext:value-type="string">
            <text:p>ELFは追加投資専用（粉パック・強化購入）スタミナ要素なし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SEnhancement</text:p>
          </table:table-cell>
          <table:table-cell office:value-type="string" calcext:value-type="string">
            <text:p>ESは畑Lvアップや装飾等の強化素材として消費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NUsage</text:p>
          </table:table-cell>
          <table:table-cell office:value-type="string" calcext:value-type="string">
            <text:p>ELF→手動換金で入手・便利系消耗品購入に使用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asterReduceOP</text:p>
          </table:table-cell>
          <table:table-cell office:value-type="string" calcext:value-type="string">
            <text:p>高価エンドコンテンツ：マスターでボード種類‑1/-2（成功率大幅UP）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DeckBuilderFlex</text:p>
          </table:table-cell>
          <table:table-cell office:value-type="string" calcext:value-type="string">
            <text:p>作物ID配列をslice＋uniqTypesModで動的デッキ生成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DataTables</text:p>
          </table:table-cell>
          <table:table-cell office:value-type="string" calcext:value-type="string">
            <text:p>drawTableを確率管理の中心に据えレア率調整でインフレ制御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16:51:06.609000000</meta:creation-date>
    <dc:date>2025-05-04T16:52:32.524000000</dc:date>
    <meta:editing-duration>PT1M26S</meta:editing-duration>
    <meta:editing-cycles>1</meta:editing-cycles>
    <meta:document-statistic meta:table-count="1" meta:cell-count="52" meta:object-count="0"/>
    <meta:generator>LibreOffice/7.5.4.2$Windows_X86_64 LibreOffice_project/36ccfdc35048b057fd9854c757a8b67ec53977b6</meta:generator>
  </office:meta>
</office:document-meta>
</file>